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Info.isValueRetur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Info.isExecutabl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Obj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Info.ObjInfo( Class objClass , String obj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